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fo:min-height="6.77cm"/>
    </style:style>
    <style:style style:name="pr5" style:family="presentation" style:parent-style-name="Default-subtitle" style:list-style-name="L2">
      <style:graphic-properties draw:fill-color="#ffffff" fo:min-height="6.7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Introduction to the OpenGeo Sui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shop materials</text:p>
          </draw:text-box>
        </draw:frame>
        <draw:frame presentation:style-name="pr4" draw:text-style-name="P1" draw:layer="layout" svg:width="24.639cm" svg:height="7.573cm" svg:x="1.4cm" svg:y="4.513cm" presentation:class="subtitle" presentation:user-transformed="true">
          <draw:text-box>
            <text:list text:style-name="L2">
              <text:list-item>
                <text:p text:style-name="P1">Postgis</text:p>
              </text:list-item>
              <text:list-item>
                <text:p text:style-name="P1">GeoServer</text:p>
              </text:list-item>
              <text:list-item>
                <text:p text:style-name="P1">GeoExplorer</text:p>
              </text:list-item>
              <text:list-item>
                <text:p text:style-name="P1">GeoWebCache</text:p>
              </text:list-item>
              <text:list-item>
                <text:p text:style-name="P1">OpenLayers</text:p>
              </text:list-item>
              <text:list-item>
                <text:p text:style-name="P1">GeoExt</text:p>
              </text:list-item>
            </text:list>
          </draw:text-box>
        </draw:frame>
        <draw:frame presentation:style-name="pr5" draw:text-style-name="P1" draw:layer="layout" svg:width="24.639cm" svg:height="6.77cm" svg:x="1.016cm" svg:y="13.113cm">
          <draw:text-box>
            <text:list text:style-name="L2">
              <text:list-item>
                <text:p text:style-name="P1">Data package</text:p>
              </text:list-item>
              <text:list-item>
                <text:p text:style-name="P1">Cont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opengeo suite?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What is a software stack?</text:p>
                <text:list>
                  <text:list-item>
                    <text:p>A collection of smaller application</text:p>
                  </text:list-item>
                  <text:list-item>
                    <text:p>Unix pipes</text:p>
                  </text:list-item>
                </text:list>
              </text:list-item>
              <text:list-item>
                <text:p>Most modern web applications follow a similar lay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ing the OpenGeo Suit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OpenGeo Dashboard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p>What is the Dashboard? Its the glue to our stack</text:p>
            <text:list text:style-name="L3">
              <text:list-header>
                <text:p/>
              </text:list-header>
              <text:list-item>
                <text:p>Home page</text:p>
              </text:list-item>
              <text:list-item>
                <text:p>Components tab</text:p>
              </text:list-item>
              <text:list-item>
                <text:p>Log tab</text:p>
              </text:list-item>
              <text:list-item>
                <text:p>Preferences tab</text:p>
              </text:list-item>
              <text:list-item>
                <text:p>Documentation ta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tGI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Why a relational database?</text:p>
                <text:list>
                  <text:list-item>
                    <text:p>Important part of any major application</text:p>
                  </text:list-item>
                  <text:list-item>
                    <text:p>A sane and standardized (almost) way of storing application data to disk</text:p>
                  </text:list-item>
                  <text:list-item>
                    <text:p>Been around for a while (1970's)</text:p>
                  </text:list-item>
                  <text:list-item>
                    <text:p>Major parts: A query language, a method of storing info to disk and a indexing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tGI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An extension to Postgresql</text:p>
              </text:list-item>
              <text:list-item>
                <text:p>Adds support for geometry types</text:p>
              </text:list-item>
              <text:list-item>
                <text:p>Adds analytic functions for operating on these geometries</text:p>
              </text:list-item>
              <text:list-item>
                <text:p>Adds support for indexing and sorting these geometries in Postgresq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reating a PostGIS databas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Use pgAdmin to connect to PostGIS</text:p>
              </text:list-item>
              <text:list-item>
                <text:p>When using a the postgis template, postgresql will populate your database with the tables from your template.</text:p>
              </text:list-item>
              <text:list-item>
                <text:p>Set the encoding to UTF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ostGIS metatabl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Spatial_ref_sys </text:p>
              </text:list-item>
              <text:list-item>
                <text:p>Geometry_colum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oading data into PostGIS</text:p>
          </draw:text-box>
        </draw:frame>
        <draw:frame presentation:style-name="pr7" draw:layer="layout" svg:width="24.639cm" svg:height="12.18cm" svg:x="1.27cm" svg:y="5.092cm" presentation:class="outline" presentation:user-transformed="true">
          <draw:text-box>
            <text:list text:style-name="L3">
              <text:list-item>
                <text:p>For this tutorial we are going to use a desktop base uploader tool</text:p>
              </text:list-item>
              <text:list-item>
                <text:p>This tool converts a shapefile to a postgresql table.</text:p>
              </text:list-item>
              <text:list-item>
                <text:p>You must provide a proj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anagement function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reate a spatial table by hand</text:p>
                <text:list>
                  <text:list-item>
                    <text:p>Use the normal DDL statement</text:p>
                  </text:list-item>
                  <text:list-item>
                    <text:p>Important to use `AddGeometryColumn` function</text:p>
                  </text:list-item>
                </text:list>
              </text:list-item>
              <text:list-item>
                <text:p>Insert statements</text:p>
                <text:list>
                  <text:list-item>
                    <text:p>Just normal sql insert statements</text:p>
                  </text:list-item>
                  <text:list-item>
                    <text:p>GeomFromText('geometry', sri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patial functions 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structor functions</text:p>
              </text:list-item>
              <text:list-item>
                <text:p>Retrieval functions</text:p>
              </text:list-item>
              <text:list-item>
                <text:p>Compariso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patial indexe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Spatial indexes operate on the bounding boxes of geometries</text:p>
              </text:list-item>
              <text:list-item>
                <text:p>Rtrees</text:p>
              </text:list-item>
              <text:list-item>
                <text:p>Update the query planner via the postgresql analyzer</text:p>
              </text:list-item>
              <text:list-item>
                <text:p>Reclaim unused space by vacuuming your data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eoServe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An open source, standard based mapping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is a web server?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 application that listens for web (http) requests and returns response (static and dynamic)</text:p>
              </text:list-item>
              <text:list-item>
                <text:p>The engines of the web</text:p>
              </text:list-item>
              <text:list-item>
                <text:p>Web server's talk to web clients (Firefox, Chrome, Internet Explorer)</text:p>
              </text:list-item>
              <text:list-item>
                <text:p>Normally respond to a very wide range of requ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eoServer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 specialized http server</text:p>
              </text:list-item>
              <text:list-item>
                <text:p>Responds to a much narrower range of requests.</text:p>
              </text:list-item>
              <text:list-item>
                <text:p>Speaks and understands the OGC standards.</text:p>
              </text:list-item>
              <text:list-item>
                <text:p>Client are tools like OpenLayers, Geo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eb Map Service (WMS)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 standard that allows for clients to request geographic images from a server</text:p>
              </text:list-item>
              <text:list-item>
                <text:p>Also includes services that allow the clients to discover the capabilities of the server</text:p>
              </text:list-item>
              <text:list-item>
                <text:p>Everything is done via http and xm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eb Feature Service (WFS)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Similar to WMS, allows clients to request actually feature data.</text:p>
              </text:list-item>
              <text:list-item>
                <text:p>Server returns an xml document that includes the real data. </text:p>
              </text:list-item>
              <text:list-item>
                <text:p>Also includes services that allows the client to discover the capabilities of this ser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mmary of OGC Service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These are standardized ways that clients and servers can communicate. </text:p>
              </text:list-item>
              <text:list-item>
                <text:p>Similar to HTTP/HTML, but much more specific and optimized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GeoServer web admin interfac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Allows users to manage their GeoServer without having to edit XML. </text:p>
              </text:list-item>
              <text:list-item>
                <text:p>Requires Authent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re GeoServer 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Workspace</text:p>
              </text:list-item>
              <text:list-item>
                <text:p>Store</text:p>
              </text:list-item>
              <text:list-item>
                <text:p>Layer</text:p>
              </text:list-item>
              <text:list-item>
                <text:p>Layer group</text:p>
              </text:list-item>
              <text:list-item>
                <text:p>Sty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reating a worksho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Workshops are containers for layers</text:p>
              </text:list-item>
              <text:list-item>
                <text:p>They allow you to have layers with the same name in GeoServer</text:p>
              </text:list-item>
              <text:list-item>
                <text:p>Each workspace require an name and a UR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ublishing data from a file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dding a datastore</text:p>
                <text:list>
                  <text:list-item>
                    <text:p>Datastores are containers for data</text:p>
                  </text:list-item>
                </text:list>
              </text:list-item>
              <text:list-item>
                <text:p>Publish a layer</text:p>
              </text:list-item>
              <text:list-item>
                <text:p>Preview your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mporting data from PostGI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Import data from a PostGIS database</text:p>
              </text:list-item>
              <text:list-item>
                <text:p>Layer previe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3">
        <draw:frame presentation:style-name="pr8" draw:layer="layout" svg:width="25.199cm" svg:height="3.506cm" svg:x="1.4cm" svg:y="0.837cm" presentation:class="title">
          <draw:text-box>
            <text:p>Other supported data formats</text:p>
          </draw:text-box>
        </draw:frame>
        <draw:frame presentation:style-name="pr7" draw:layer="layout" svg:width="12.023cm" svg:height="6.516cm" svg:x="1.4cm" svg:y="4.914cm" presentation:class="outline" presentation:user-transformed="true">
          <draw:text-box>
            <text:list text:style-name="L3">
              <text:list-item>
                <text:p>Shapefiles</text:p>
              </text:list-item>
              <text:list-item>
                <text:p>H2</text:p>
              </text:list-item>
              <text:list-item>
                <text:p>Postgis</text:p>
              </text:list-item>
              <text:list-item>
                <text:p>Properties files</text:p>
              </text:list-item>
              <text:list-item>
                <text:p>Web Feature Server</text:p>
              </text:list-item>
            </text:list>
          </draw:text-box>
        </draw:frame>
        <draw:frame presentation:style-name="pr7" draw:layer="layout" svg:width="12.023cm" svg:height="15.406cm" svg:x="14.025cm" svg:y="4.914cm" presentation:class="outline" presentation:user-transformed="true">
          <draw:text-box>
            <text:list text:style-name="L3">
              <text:list-item>
                <text:p>AIG</text:p>
              </text:list-item>
              <text:list-item>
                <text:p>ArcGrid</text:p>
              </text:list-item>
              <text:list-item>
                <text:p>DTED</text:p>
              </text:list-item>
              <text:list-item>
                <text:p>Ehdr</text:p>
              </text:list-item>
              <text:list-item>
                <text:p>ENVIHdr</text:p>
              </text:list-item>
              <text:list-item>
                <text:p>GeoTIFF</text:p>
              </text:list-item>
              <text:list-item>
                <text:p>Gtopo30</text:p>
              </text:list-item>
              <text:list-item>
                <text:p>ImageMosaic</text:p>
              </text:list-item>
              <text:list-item>
                <text:p>JP2MrSID</text:p>
              </text:list-item>
              <text:list-item>
                <text:p>MrSID</text:p>
              </text:list-item>
              <text:list-item>
                <text:p>NITF</text:p>
              </text:list-item>
              <text:list-item>
                <text:p>WorldI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tyling Layers in GeoServe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Styles in GeoServer are based on the SLD standard.</text:p>
              </text:list-item>
              <text:list-item>
                <text:p>SLD is a xml format that defines how GeoServer renders spatial data</text:p>
              </text:list-item>
              <text:list-item>
                <text:p>The GeoServer interface allows for users to upload and edit sld fi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reating a layer group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Layers groups are a collection of layers and styles.</text:p>
              </text:list-item>
              <text:list-item>
                <text:p>Often used to create basemaps</text:p>
              </text:list-item>
              <text:list-item>
                <text:p>Think of them as virtual layers, allows a client to request a singe layer</text:p>
              </text:list-item>
              <text:list-item>
                <text:p>Combines the different layers into one rendering process. (Improves label handlin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ther protocol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WCS, a kind of WFS for raster data</text:p>
              </text:list-item>
              <text:list-item>
                <text:p>WPS, allows the client to execute geospatial processes.</text:p>
              </text:list-item>
              <text:list-item>
                <text:p>REST 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7T09:28:53</meta:creation-date>
    <dc:date>2012-06-29T14:43:41</dc:date>
    <meta:editing-duration>PT20H25M4S</meta:editing-duration>
    <meta:editing-cycles>20</meta:editing-cycles>
    <meta:generator>LibreOffice/3.5$MacOSX_x86 LibreOffice_project/165a79a-7059095-e13bb37-fef39a4-9503d18</meta:generator>
    <meta:document-statistic meta:object-count="133"/>
  </office:meta>
</office:document-meta>
</file>